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  <style:text-properties fo:color="#ED7D31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3A3838" style:vertical-align="middle" fo:background-color="transparent" style:repeat-content="false"/>
      <style:paragraph-properties fo:text-align="center"/>
      <style:text-properties fo:color="#ED7D3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3A3838" style:vertical-align="middle" fo:background-color="transparent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3A3838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3A3838"/>
    </style:style>
    <style:style style:name="ce13" style:family="table-cell" style:parent-style-name="Default" style:data-style-name="N0">
      <style:table-cell-properties fo:border="thin solid #3A3838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3A3838" style:vertical-align="middle" fo:background-color="#F2F2F2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3A3838" style:vertical-align="middle" fo:background-color="#F2F2F2" style:repeat-content="false"/>
      <style:paragraph-properties fo:text-align="center"/>
      <style:text-properties fo:color="#BF8F00"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3A3838" style:vertical-align="middle" fo:background-color="#FCE4D6" style:repeat-content="false"/>
      <style:paragraph-properties fo:text-align="center"/>
      <style:text-properties fo:color="#BF8F00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3A3838" style:vertical-align="middle" fo:background-color="#F2F2F2" style:repeat-content="false"/>
      <style:paragraph-properties fo:text-align="center"/>
      <style:text-properties fo:color="#2F75B5"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3A3838" style:vertical-align="middle" fo:background-color="#FCE4D6" style:repeat-content="false"/>
      <style:paragraph-properties fo:text-align="center"/>
      <style:text-properties fo:color="#2F75B5"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3A3838" fo:border-bottom="none" fo:border-left="thin solid #3A3838" fo:border-right="thin solid #3A3838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3A3838" style:vertical-align="middle" fo:background-color="#F2F2F2" style:repeat-content="false"/>
      <style:paragraph-properties fo:text-align="center"/>
      <style:text-properties fo:color="#548235"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3A3838" style:vertical-align="middle" fo:background-color="#FCE4D6" style:repeat-content="false"/>
      <style:paragraph-properties fo:text-align="center"/>
      <style:text-properties fo:color="#548235"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3A3838" fo:border-bottom="thin solid #3A3838" fo:border-left="thin solid #3A3838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3A3838" fo:border-bottom="thin solid #3A3838" fo:border-left="none" fo:border-right="thin solid #3A3838" style:vertical-align="middle"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3A3838" style:vertical-align="middle" fo:background-color="#FCE4D6" style:repeat-content="false"/>
      <style:paragraph-properties fo:text-align="center"/>
      <style:text-properties fo:color="#BF8F00"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3A3838" fo:border-bottom="thin solid #3A3838" fo:border-left="none" fo:border-right="thin solid #3A3838" style:vertical-align="middle" fo:wrap-option="wrap" fo:background-color="transparent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thin solid #3A3838" fo:border-left="thin solid #3A3838" fo:border-right="thin solid #3A3838"/>
    </style:style>
    <style:style style:name="ce27" style:family="table-cell" style:parent-style-name="Default" style:data-style-name="N0">
      <style:table-cell-properties fo:border="thin solid #3A3838" style:vertical-align="middle" fo:background-color="#FCE4D6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3A3838" style:vertical-align="middle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="thin solid #3A3838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3A3838" style:vertical-align="middle" fo:background-color="#F2F2F2" style:repeat-content="false"/>
      <style:paragraph-properties fo:text-align="center"/>
      <style:text-properties fo:color="#ED7D31"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3A3838" style:vertical-align="middle" style:repeat-content="false"/>
      <style:paragraph-properties fo:text-align="center"/>
      <style:text-properties fo:color="#70AD47" fo:font-size="20pt" style:font-size-asian="20pt" style:font-size-complex="20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3A3838" style:vertical-align="middle" fo:background-color="#D9E1F2" style:repeat-content="false"/>
      <style:paragraph-properties fo:text-align="center"/>
      <style:text-properties fo:color="#4472C4"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3A3838" style:vertical-align="middle" fo:background-color="#F2F2F2" style:repeat-content="false"/>
      <style:paragraph-properties fo:text-align="center"/>
      <style:text-properties fo:color="#7B7B7B" fo:font-size="16pt" style:font-size-asian="16pt" style:font-size-complex="16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3A3838" style:vertical-align="middle" fo:background-color="#FCE4D6" style:repeat-content="false"/>
      <style:paragraph-properties fo:text-align="center"/>
      <style:text-properties fo:color="#ED7D31" fo:font-size="20pt" style:font-size-asian="20pt" style:font-size-complex="2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0CECE" fo:font-size="20pt" style:font-size-asian="20pt" style:font-size-complex="2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3A3838" style:vertical-align="middle" fo:background-color="#FCE4D6" style:repeat-content="false"/>
      <style:paragraph-properties fo:text-align="center"/>
      <style:text-properties fo:color="#ED7D31" fo:font-size="20pt" style:font-size-asian="20pt" style:font-size-complex="2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3A3838" fo:border-bottom="thin solid #3A3838" fo:border-left="none" fo:border-right="thin solid #3A3838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3A3838" fo:border-left="none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3A3838" fo:border-bottom="none" fo:border-left="thin solid #3A3838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thin solid #3A3838" fo:border-bottom="none" fo:border-left="none" fo:border-right="thin solid #3A3838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3A3838" fo:border-left="none" fo:border-right="thin solid #3A3838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3A3838" fo:border-left="thin solid #3A3838" fo:border-right="thin solid #3A3838" style:vertical-align="middle" style:repeat-content="false"/>
      <style:paragraph-properties fo:text-align="center"/>
      <style:text-properties fo:color="#70AD47" fo:font-size="20pt" style:font-size-asian="20pt" style:font-size-complex="2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3A3838" fo:border-left="thin solid #3A3838" fo:border-right="thin solid #3A3838" style:vertical-align="middle" fo:background-color="#D9E1F2" style:repeat-content="false"/>
      <style:paragraph-properties fo:text-align="center"/>
      <style:text-properties fo:color="#4472C4" fo:font-size="20pt" style:font-size-asian="20pt" style:font-size-complex="20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ED7D31" fo:font-size="20pt" style:font-size-asian="20pt" style:font-size-complex="20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05496" fo:font-size="20pt" style:font-size-asian="20pt" style:font-size-complex="2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3A3838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3A3838" fo:border-left="thin solid #3A3838" fo:border-right="thin solid #3A3838" style:vertical-align="middle" fo:background-color="#F2F2F2" style:repeat-content="false"/>
      <style:paragraph-properties fo:text-align="center"/>
      <style:text-properties fo:color="#7B7B7B"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3A3838" fo:border-left="thin solid #3A3838" fo:border-right="thin solid #3A3838" style:vertical-align="middle" fo:background-color="#F2F2F2" style:repeat-content="false"/>
      <style:paragraph-properties fo:text-align="center"/>
      <style:text-properties fo:color="#ED7D31" fo:font-size="20pt" style:font-size-asian="20pt" style:font-size-complex="2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3A3838" fo:border-left="thin solid #3A3838" fo:border-right="none" style:vertical-align="middle" fo:background-color="#FCE4D6" style:repeat-content="false"/>
      <style:paragraph-properties fo:text-align="center"/>
      <style:text-properties fo:color="#ED7D31" fo:font-size="20pt" style:font-size-asian="20pt" style:font-size-complex="2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3A3838" fo:border-bottom="thin solid #3A3838" fo:border-left="thin solid #3A3838" fo:border-right="none" style:vertical-align="middle" fo:background-color="#F2F2F2" style:repeat-content="false"/>
      <style:paragraph-properties fo:text-align="center"/>
      <style:text-properties fo:color="#ED7D31" fo:font-size="20pt" style:font-size-asian="20pt" style:font-size-complex="2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3A3838" fo:border-bottom="thin solid #3A3838" fo:border-left="thin solid #3A3838" fo:border-right="none" style:vertical-align="middle" fo:background-color="#F2F2F2" style:repeat-content="false"/>
      <style:paragraph-properties fo:text-align="center"/>
      <style:text-properties fo:color="#7B7B7B" fo:font-size="16pt" style:font-size-asian="16pt" style:font-size-complex="16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3A3838" fo:border-bottom="thin solid #3A3838" fo:border-left="thin solid #3A3838" fo:border-right="none" style:vertical-align="middle" style:repeat-content="false"/>
      <style:paragraph-properties fo:text-align="center"/>
      <style:text-properties fo:color="#70AD47" fo:font-size="20pt" style:font-size-asian="20pt" style:font-size-complex="2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D0CECE" fo:font-size="20pt" style:font-size-asian="20pt" style:font-size-complex="2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3A3838" fo:border-bottom="thin solid #3A3838" fo:border-left="none" fo:border-right="thin solid #3A3838" style:vertical-align="middle" style:repeat-content="false"/>
      <style:paragraph-properties fo:text-align="center"/>
      <style:text-properties fo:color="#70AD47" fo:font-size="20pt" style:font-size-asian="20pt" style:font-size-complex="2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3A3838" fo:border-bottom="none" fo:border-left="thin solid #3A3838" fo:border-right="thin solid #3A3838" style:vertical-align="middle" style:repeat-content="false"/>
      <style:paragraph-properties fo:text-align="center"/>
      <style:text-properties fo:color="#70AD47" fo:font-size="20pt" style:font-size-asian="20pt" style:font-size-complex="2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70AD47" fo:font-size="20pt" style:font-size-asian="20pt" style:font-size-complex="2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3A3838" fo:border-bottom="none" fo:border-left="none" fo:border-right="thin solid #3A3838" style:vertical-align="middle" fo:background-color="#FCE4D6" style:repeat-content="false"/>
      <style:paragraph-properties fo:text-align="center"/>
      <style:text-properties fo:color="#A5A5A5" fo:font-size="20pt" style:font-size-asian="20pt" style:font-size-complex="2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70AD47" fo:font-size="20pt" style:font-size-asian="20pt" style:font-size-complex="20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3A3838" fo:border-left="thin solid #3A3838" fo:border-right="thin solid #3A3838" style:vertical-align="middle" fo:background-color="#F2F2F2" style:repeat-content="false"/>
      <style:paragraph-properties fo:text-align="center"/>
      <style:text-properties fo:color="#808080" fo:font-size="20pt" style:font-size-asian="20pt" style:font-size-complex="2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3A3838" style:vertical-align="middle" fo:background-color="#F2F2F2" style:repeat-content="false"/>
      <style:paragraph-properties fo:text-align="center"/>
      <style:text-properties fo:color="#808080" fo:font-size="20pt" style:font-size-asian="20pt" style:font-size-complex="2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3A3838" fo:border-bottom="none" fo:border-left="none" fo:border-right="thin solid #3A3838" style:vertical-align="middle" fo:background-color="#F2F2F2" style:repeat-content="false"/>
      <style:paragraph-properties fo:text-align="center"/>
      <style:text-properties fo:color="#808080" fo:font-size="20pt" style:font-size-asian="20pt" style:font-size-complex="20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3A3838" fo:border-left="none" fo:border-right="thin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3439583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211666666666667cm"/>
    </style:style>
    <style:style style:name="co7" style:family="table-column">
      <style:table-column-properties fo:break-before="auto" style:column-width="1.1112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8.2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5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3" table:default-cell-style-name="ce2"/>
        <table:table-column table:style-name="co4" table:default-cell-style-name="ce2"/>
        <table:table-column table:style-name="co1" table:number-columns-repeated="16342" table:default-cell-style-name="ce2"/>
        <table:table-row table:style-name="ro1">
          <table:table-cell table:style-name="ce2"/>
          <table:table-cell table:style-name="ce3"/>
          <table:table-cell table:number-columns-repeated="2" table:style-name="ce4"/>
          <table:table-cell table:number-columns-repeated="3" table:style-name="ce5"/>
          <table:table-cell table:style-name="ce4"/>
          <table:table-cell table:style-name="ce5"/>
          <table:table-cell table:style-name="ce4"/>
          <table:table-cell table:style-name="ce6"/>
          <table:table-cell table:number-columns-repeated="5" table:style-name="ce7"/>
          <table:table-cell table:style-name="ce8"/>
          <table:table-cell table:style-name="ce9"/>
          <table:table-cell table:number-columns-repeated="4" table:style-name="ce2"/>
          <table:table-cell table:number-columns-repeated="1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office:value-type="string" table:style-name="ce13">
            <text:p>N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style-name="ce7"/>
          <table:table-cell office:value-type="string" table:number-columns-spanned="4" table:number-rows-spanned="1" table:style-name="ce29">
            <text:p>d(i,j) = 4</text:p>
          </table:table-cell>
          <table:covered-table-cell table:number-columns-repeated="3"/>
          <table:table-cell table:style-name="ce12"/>
          <table:table-cell table:style-name="ce9"/>
          <table:table-cell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office:value-type="string" table:style-name="ce13">
            <text:p>E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7">
            <text:p>7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5" table:style-name="ce17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7"/>
          <table:table-cell table:style-name="ce2"/>
          <table:table-cell table:number-columns-repeated="3" table:style-name="ce19"/>
          <table:table-cell table:number-columns-repeated="16368" table:style-name="ce2"/>
        </table:table-row>
        <table:table-row table:style-name="ro1">
          <table:table-cell table:style-name="ce2"/>
          <table:table-cell office:value-type="string" table:style-name="ce13">
            <text:p>B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table:style-name="ce7"/>
          <table:table-cell office:value-type="string" table:style-name="ce22">
            <text:p>A</text:p>
          </table:table-cell>
          <table:table-cell office:value-type="string" table:number-columns-spanned="3" table:number-rows-spanned="1" table:style-name="ce30">
            <text:p>Add</text:p>
          </table:table-cell>
          <table:covered-table-cell table:number-columns-repeated="2"/>
          <table:table-cell office:value-type="string" table:style-name="ce23">
            <text:p>right</text:p>
          </table:table-cell>
          <table:table-cell table:number-columns-repeated="2"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office:value-type="string" table:style-name="ce13">
            <text:p>A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table:style-name="ce7"/>
          <table:table-cell office:value-type="string" table:style-name="ce22">
            <text:p>D</text:p>
          </table:table-cell>
          <table:table-cell office:value-type="string" table:number-columns-spanned="3" table:number-rows-spanned="1" table:style-name="ce30">
            <text:p>Delete</text:p>
          </table:table-cell>
          <table:covered-table-cell table:number-columns-repeated="2"/>
          <table:table-cell table:style-name="ce23"/>
          <table:table-cell table:number-columns-repeated="2"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office:value-type="string" table:style-name="ce13">
            <text:p>R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table:style-name="ce7"/>
          <table:table-cell office:value-type="string" table:style-name="ce22">
            <text:p>R</text:p>
          </table:table-cell>
          <table:table-cell office:value-type="string" table:number-columns-spanned="3" table:number-rows-spanned="1" table:style-name="ce31">
            <text:p>Replace</text:p>
          </table:table-cell>
          <table:covered-table-cell table:number-columns-repeated="2"/>
          <table:table-cell table:style-name="ce25"/>
          <table:table-cell table:number-columns-repeated="16367" table:style-name="ce2"/>
        </table:table-row>
        <table:table-row table:style-name="ro1">
          <table:table-cell table:style-name="ce2"/>
          <table:table-cell office:value-type="string" table:style-name="ce13">
            <text:p>G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table:style-name="ce7"/>
          <table:table-cell office:value-type="string" table:style-name="ce22">
            <text:p>K</text:p>
          </table:table-cell>
          <table:table-cell office:value-type="string" table:number-columns-spanned="3" table:number-rows-spanned="1" table:style-name="ce30">
            <text:p>Keep</text:p>
          </table:table-cell>
          <table:covered-table-cell table:number-columns-repeated="2"/>
          <table:table-cell table:style-name="ce23"/>
          <table:table-cell table:number-columns-repeated="2"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office:value-type="string" table:style-name="ce13">
            <text:p>S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table:style-name="ce13"/>
          <table:table-cell table:style-name="ce12"/>
          <table:table-cell table:number-columns-repeated="3" table:style-name="ce26"/>
          <table:table-cell table:style-name="ce12"/>
          <table:table-cell table:number-columns-repeated="2"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office:value-type="string" table:style-name="ce13">
            <text:p>U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3">
            <text:p>A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table:style-name="ce3"/>
          <table:table-cell table:number-columns-repeated="5" table:style-name="ce12"/>
          <table:table-cell table:style-name="ce3"/>
          <table:table-cell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table:style-name="ce13"/>
          <table:table-cell office:value-type="float" office:value="0" table:style-name="ce27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table:style-name="ce3"/>
          <table:table-cell table:number-columns-repeated="5" table:style-name="ce12"/>
          <table:table-cell table:style-name="ce3"/>
          <table:table-cell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style-name="ce2"/>
          <table:table-cell table:number-columns-repeated="2" table:style-name="ce13"/>
          <table:table-cell office:value-type="string" table:style-name="ce13">
            <text:p>A</text:p>
          </table:table-cell>
          <table:table-cell office:value-type="string" table:style-name="ce13">
            <text:p>U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B</text:p>
          </table:table-cell>
          <table:table-cell office:value-type="string" table:style-name="ce13">
            <text:p>A</text:p>
          </table:table-cell>
          <table:table-cell office:value-type="string" table:style-name="ce13">
            <text:p>U</text:p>
          </table:table-cell>
          <table:table-cell office:value-type="string" table:style-name="ce13">
            <text:p>E</text:p>
          </table:table-cell>
          <table:table-cell office:value-type="string" table:style-name="ce13">
            <text:p>N</text:p>
          </table:table-cell>
          <table:table-cell table:style-name="ce3"/>
          <table:table-cell table:number-columns-repeated="7"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number-columns-repeated="2" table:style-name="ce2"/>
          <table:table-cell table:number-columns-repeated="8" table:style-name="ce4"/>
          <table:table-cell table:style-name="ce6"/>
          <table:table-cell table:number-columns-repeated="7" table:style-name="ce3"/>
          <table:table-cell table:style-name="ce2"/>
          <table:table-cell table:number-columns-repeated="13" table:style-name="ce12"/>
          <table:table-cell table:number-columns-repeated="9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number-columns-repeated="2" table:style-name="ce2"/>
          <table:table-cell office:value-type="string" table:style-name="ce2">
            <text:p>A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</text:p>
          </table:table-cell>
          <table:table-cell office:value-type="string" table:style-name="ce2">
            <text:p>G</text:p>
          </table:table-cell>
          <table:table-cell office:value-type="string" table:style-name="ce2">
            <text:p>R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E</text:p>
          </table:table-cell>
          <table:table-cell office:value-type="string" table:style-name="ce2">
            <text:p>N</text:p>
          </table:table-cell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number-columns-repeated="3" table:style-name="ce2"/>
          <table:table-cell table:number-columns-repeated="13" table:style-name="ce12"/>
          <table:table-cell table:style-name="ce4"/>
          <table:table-cell table:style-name="ce3"/>
          <table:table-cell table:number-columns-repeated="7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number-columns-repeated="2" table:style-name="ce2"/>
          <table:table-cell office:value-type="string" table:style-name="ce4">
            <text:p>K</text:p>
          </table:table-cell>
          <table:table-cell office:value-type="string" table:style-name="ce4">
            <text:p>K</text:p>
          </table:table-cell>
          <table:table-cell office:value-type="string" table:style-name="ce5">
            <text:p>D</text:p>
          </table:table-cell>
          <table:table-cell office:value-type="string" table:style-name="ce5">
            <text:p>R</text:p>
          </table:table-cell>
          <table:table-cell office:value-type="string" table:style-name="ce5">
            <text:p>R</text:p>
          </table:table-cell>
          <table:table-cell office:value-type="string" table:style-name="ce4">
            <text:p>K</text:p>
          </table:table-cell>
          <table:table-cell office:value-type="string" table:style-name="ce5">
            <text:p>R</text:p>
          </table:table-cell>
          <table:table-cell office:value-type="string" table:style-name="ce4">
            <text:p>K</text:p>
          </table:table-cell>
          <table:table-cell office:value-type="string" table:style-name="ce6">
            <text:p>K</text:p>
          </table:table-cell>
          <table:table-cell table:style-name="ce2"/>
          <table:table-cell table:style-name="ce4"/>
          <table:table-cell table:style-name="ce3"/>
          <table:table-cell table:style-name="ce6"/>
          <table:table-cell table:number-columns-repeated="3" table:style-name="ce3"/>
          <table:table-cell table:style-name="ce2"/>
          <table:table-cell table:number-columns-repeated="13" table:style-name="ce12"/>
          <table:table-cell table:style-name="ce6"/>
          <table:table-cell table:style-name="ce3"/>
          <table:table-cell table:number-columns-repeated="7" table:style-name="ce10"/>
          <table:table-cell table:style-name="ce11"/>
          <table:table-cell table:number-columns-repeated="16342" table:style-name="ce12"/>
        </table:table-row>
        <table:table-row table:style-name="ro1">
          <table:table-cell table:number-columns-repeated="2" table:style-name="ce2"/>
          <table:table-cell office:value-type="string" table:style-name="ce2">
            <text:p>A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U</text:p>
          </table:table-cell>
          <table:table-cell office:value-type="string" table:style-name="ce2">
            <text:p>E</text:p>
          </table:table-cell>
          <table:table-cell office:value-type="string" table:style-name="ce2">
            <text:p>N</text:p>
          </table:table-cell>
          <table:table-cell table:number-columns-repeated="2" table:style-name="ce3"/>
          <table:table-cell table:number-columns-repeated="3" table:style-name="ce28"/>
          <table:table-cell table:number-columns-repeated="2" table:style-name="ce3"/>
          <table:table-cell table:style-name="ce2"/>
          <table:table-cell table:number-columns-repeated="13" table:style-name="ce12"/>
          <table:table-cell table:number-columns-repeated="2" table:style-name="ce28"/>
          <table:table-cell table:number-columns-repeated="7" table:style-name="ce10"/>
          <table:table-cell table:style-name="ce11"/>
          <table:table-cell table:number-columns-repeated="16342" table:style-name="ce12"/>
        </table:table-row>
        <table:table-row table:style-name="ro2">
          <table:table-cell table:style-name="ce12"/>
          <table:table-cell table:number-columns-repeated="10" table:style-name="ce2"/>
          <table:table-cell table:number-columns-repeated="7" table:style-name="ce3"/>
          <table:table-cell table:number-columns-repeated="16366" table:style-name="ce12"/>
        </table:table-row>
        <table:table-row table:style-name="ro1">
          <table:table-cell table:style-name="ce12"/>
          <table:table-cell table:number-columns-repeated="16383" table:style-name="ce12"/>
        </table:table-row>
        <table:table-row table:style-name="ro1">
          <table:table-cell table:style-name="ce12"/>
          <table:table-cell office:value-type="string" table:style-name="ce2">
            <text:p>L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style-name="ce10"/>
          <table:table-cell office:value-type="string" table:number-columns-spanned="4" table:number-rows-spanned="1" table:style-name="ce29">
            <text:p>d(i,j) = 4</text:p>
          </table:table-cell>
          <table:covered-table-cell table:number-columns-repeated="3"/>
          <table:table-cell table:number-columns-repeated="16370" table:style-name="ce12"/>
        </table:table-row>
        <table:table-row table:style-name="ro1">
          <table:table-cell table:style-name="ce12"/>
          <table:table-cell office:value-type="string" table:style-name="ce2">
            <text:p>L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7">
            <text:p>7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8">
            <text:p>4</text:p>
          </table:table-cell>
          <table:table-cell table:number-columns-repeated="5" table:style-name="ce2"/>
          <table:table-cell table:number-columns-repeated="16370" table:style-name="ce12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0">
            <text:p>4</text:p>
          </table:table-cell>
          <table:table-cell table:style-name="ce10"/>
          <table:table-cell office:value-type="string" table:style-name="ce22">
            <text:p>A</text:p>
          </table:table-cell>
          <table:table-cell office:value-type="string" table:number-columns-spanned="3" table:number-rows-spanned="1" table:style-name="ce30">
            <text:p>Add</text:p>
          </table:table-cell>
          <table:covered-table-cell table:number-columns-repeated="2"/>
          <table:table-cell table:number-columns-repeated="16370" table:style-name="ce2"/>
        </table:table-row>
        <table:table-row table:style-name="ro1">
          <table:table-cell/>
          <table:table-cell office:value-type="string" table:style-name="ce2">
            <text:p>B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style-name="ce10"/>
          <table:table-cell office:value-type="string" table:style-name="ce22">
            <text:p>D</text:p>
          </table:table-cell>
          <table:table-cell office:value-type="string" table:number-columns-spanned="3" table:number-rows-spanned="1" table:style-name="ce30">
            <text:p>Delete</text:p>
          </table:table-cell>
          <table:covered-table-cell table:number-columns-repeated="2"/>
          <table:table-cell table:number-columns-repeated="16370" table:style-name="ce2"/>
        </table:table-row>
        <table:table-row table:style-name="ro1">
          <table:table-cell/>
          <table:table-cell office:value-type="string" table:style-name="ce2">
            <text:p>T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style-name="ce2"/>
          <table:table-cell office:value-type="string" table:style-name="ce22">
            <text:p>R</text:p>
          </table:table-cell>
          <table:table-cell office:value-type="string" table:number-columns-spanned="3" table:number-rows-spanned="1" table:style-name="ce31">
            <text:p>Replace</text:p>
          </table:table-cell>
          <table:covered-table-cell table:number-columns-repeated="2"/>
          <table:table-cell table:number-columns-repeated="16370" table:style-name="ce2"/>
        </table:table-row>
        <table:table-row table:style-name="ro1">
          <table:table-cell/>
          <table:table-cell office:value-type="string" table:style-name="ce2">
            <text:p>S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table:style-name="ce10"/>
          <table:table-cell office:value-type="string" table:style-name="ce22">
            <text:p>K</text:p>
          </table:table-cell>
          <table:table-cell office:value-type="string" table:number-columns-spanned="3" table:number-rows-spanned="1" table:style-name="ce30">
            <text:p>Keep</text:p>
          </table:table-cell>
          <table:covered-table-cell table:number-columns-repeated="2"/>
          <table:table-cell table:number-columns-repeated="16370" table:style-name="ce2"/>
        </table:table-row>
        <table:table-row table:style-name="ro1">
          <table:table-cell/>
          <table:table-cell office:value-type="string" table:style-name="ce2">
            <text:p>U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5" table:style-name="ce10"/>
          <table:table-cell table:number-columns-repeated="16370" table:style-name="ce2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table:number-columns-repeated="16375" table:style-name="ce2"/>
        </table:table-row>
        <table:table-row table:style-name="ro1">
          <table:table-cell/>
          <table:table-cell office:value-type="string" table:style-name="ce2">
            <text:p>F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table:number-columns-repeated="5" table:style-name="ce10"/>
          <table:table-cell table:number-columns-repeated="16370" table:style-name="ce2"/>
        </table:table-row>
        <table:table-row table:style-name="ro1">
          <table:table-cell/>
          <table:table-cell table:style-name="ce2"/>
          <table:table-cell office:value-type="float" office:value="0" table:style-name="ce27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table:number-columns-repeated="5" table:style-name="ce10"/>
          <table:table-cell table:number-columns-repeated="16370" table:style-name="ce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table:number-columns-repeated="3" table:style-name="ce2"/>
          <table:table-cell table:number-columns-repeated="2" table:style-name="ce10"/>
          <table:table-cell table:number-columns-repeated="16370" table:style-name="ce2"/>
        </table:table-row>
        <table:table-row table:style-name="ro1">
          <table:table-cell/>
          <table:table-cell table:style-name="ce2"/>
          <table:table-cell table:number-columns-repeated="7" table:style-name="ce12"/>
          <table:table-cell table:style-name="ce4"/>
          <table:table-cell table:style-name="ce6"/>
          <table:table-cell table:number-columns-repeated="3" table:style-name="ce10"/>
          <table:table-cell table:number-columns-repeated="16370" table:style-name="ce2"/>
        </table:table-row>
        <table:table-row table:style-name="ro1">
          <table:table-cell/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A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</text:p>
          </table:table-cell>
          <table:table-cell office:value-type="string" table:style-name="ce2">
            <text:p>T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table:style-name="ce10"/>
          <table:table-cell table:style-name="ce4"/>
          <table:table-cell table:style-name="ce3"/>
          <table:table-cell table:number-columns-repeated="16370" table:style-name="ce2"/>
        </table:table-row>
        <table:table-row table:style-name="ro1">
          <table:table-cell/>
          <table:table-cell table:style-name="ce2"/>
          <table:table-cell office:value-type="string" table:style-name="ce5">
            <text:p>R</text:p>
          </table:table-cell>
          <table:table-cell office:value-type="string" table:style-name="ce4">
            <text:p>K</text:p>
          </table:table-cell>
          <table:table-cell office:value-type="string" table:style-name="ce4">
            <text:p>K</text:p>
          </table:table-cell>
          <table:table-cell office:value-type="string" table:style-name="ce4">
            <text:p>K</text:p>
          </table:table-cell>
          <table:table-cell office:value-type="string" table:style-name="ce5">
            <text:p>D</text:p>
          </table:table-cell>
          <table:table-cell office:value-type="string" table:style-name="ce5">
            <text:p>D</text:p>
          </table:table-cell>
          <table:table-cell office:value-type="string" table:style-name="ce4">
            <text:p>K</text:p>
          </table:table-cell>
          <table:table-cell office:value-type="string" table:style-name="ce4">
            <text:p>K</text:p>
          </table:table-cell>
          <table:table-cell office:value-type="string" table:style-name="ce5">
            <text:p>D</text:p>
          </table:table-cell>
          <table:table-cell table:style-name="ce10"/>
          <table:table-cell table:style-name="ce4"/>
          <table:table-cell table:style-name="ce3"/>
          <table:table-cell table:number-columns-repeated="16370" table:style-name="ce2"/>
        </table:table-row>
        <table:table-row table:style-name="ro1">
          <table:table-cell table:number-columns-repeated="2"/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table:style-name="ce2"/>
          <table:table-cell table:style-name="ce10"/>
          <table:table-cell table:style-name="ce3"/>
          <table:table-cell table:style-name="ce28"/>
          <table:table-cell table:number-columns-repeated="16370"/>
        </table:table-row>
        <table:table-row table:number-rows-repeated="1048543" table:style-name="ro1">
          <table:table-cell table:number-columns-repeated="16384"/>
        </table:table-row>
      </table:table>
      <table:table table:name="Tabelle2" table:style-name="ta2">
        <table:table-column table:style-name="co5" table:number-columns-repeated="15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16363" table:default-cell-style-name="ce1"/>
        <table:table-row table:style-name="ro3">
          <table:table-cell table:number-columns-repeated="3" table:style-name="ce37"/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4" table:style-name="ce51">
            <text:p>4</text:p>
          </table:table-cell>
          <table:table-cell office:value-type="float" office:value="5" table:style-name="ce51">
            <text:p>5</text:p>
          </table:table-cell>
          <table:table-cell office:value-type="float" office:value="6" table:style-name="ce51">
            <text:p>6</text:p>
          </table:table-cell>
          <table:table-cell office:value-type="float" office:value="7" table:style-name="ce51">
            <text:p>7</text:p>
          </table:table-cell>
          <table:table-cell office:value-type="float" office:value="8" table:style-name="ce51">
            <text:p>8</text:p>
          </table:table-cell>
          <table:table-cell table:style-name="ce44"/>
          <table:table-cell table:number-columns-repeated="3" table:style-name="ce38"/>
          <table:table-cell table:number-columns-repeated="12" table:style-name="ce44"/>
          <table:table-cell table:number-columns-repeated="16355"/>
        </table:table-row>
        <table:table-row table:style-name="ro3">
          <table:table-cell table:number-columns-repeated="3" table:style-name="ce37"/>
          <table:table-cell office:value-type="string" table:style-name="ce51">
            <text:p>t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office:value-type="float" office:value="5" table:style-name="ce63">
            <text:p>5</text:p>
          </table:table-cell>
          <table:table-cell office:value-type="float" office:value="6" table:style-name="ce63">
            <text:p>6</text:p>
          </table:table-cell>
          <table:table-cell office:value-type="float" office:value="7" table:style-name="ce63">
            <text:p>7</text:p>
          </table:table-cell>
          <table:table-cell office:value-type="float" office:value="8" table:style-name="ce63">
            <text:p>8</text:p>
          </table:table-cell>
          <table:table-cell office:value-type="float" office:value="9" table:style-name="ce63">
            <text:p>9</text:p>
          </table:table-cell>
          <table:table-cell table:style-name="ce44"/>
          <table:table-cell table:number-columns-repeated="3" table:style-name="ce38"/>
          <table:table-cell table:number-columns-repeated="12" table:style-name="ce44"/>
          <table:table-cell table:number-columns-repeated="16355"/>
        </table:table-row>
        <table:table-row table:style-name="ro3">
          <table:table-cell table:number-columns-repeated="3" table:style-name="ce37"/>
          <table:table-cell office:value-type="string" table:style-name="ce51">
            <text:p>xt</text:p>
          </table:table-cell>
          <table:table-cell office:value-type="float" office:value="1" table:style-name="ce69">
            <text:p>1</text:p>
          </table:table-cell>
          <table:table-cell office:value-type="float" office:value="5" table:style-name="ce69">
            <text:p>5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float" office:value="6" table:style-name="ce69">
            <text:p>6</text:p>
          </table:table-cell>
          <table:table-cell office:value-type="float" office:value="8" table:style-name="ce69">
            <text:p>8</text:p>
          </table:table-cell>
          <table:table-cell office:value-type="float" office:value="2" table:style-name="ce69">
            <text:p>2</text:p>
          </table:table-cell>
          <table:table-cell office:value-type="float" office:value="0" table:style-name="ce69">
            <text:p>0</text:p>
          </table:table-cell>
          <table:table-cell office:value-type="string" table:style-name="ce69">
            <text:p>-</text:p>
          </table:table-cell>
          <table:table-cell table:style-name="ce44"/>
          <table:table-cell table:number-columns-repeated="3" table:style-name="ce37"/>
          <table:table-cell table:number-columns-repeated="2" table:style-name="ce44"/>
          <table:table-cell table:number-columns-repeated="4" table:style-name="ce37"/>
          <table:table-cell table:number-columns-repeated="4" table:style-name="ce44"/>
          <table:table-cell table:style-name="ce52"/>
          <table:table-cell table:style-name="ce37"/>
          <table:table-cell table:number-columns-repeated="16355"/>
        </table:table-row>
        <table:table-row table:style-name="ro3">
          <table:table-cell table:number-columns-repeated="3" table:style-name="ce37"/>
          <table:table-cell office:value-type="string" table:style-name="ce51">
            <text:p>yt</text:p>
          </table:table-cell>
          <table:table-cell office:value-type="float" office:value="0" table:style-name="ce69">
            <text:p>0</text:p>
          </table:table-cell>
          <table:table-cell office:value-type="float" office:value="4" table:style-name="ce69">
            <text:p>4</text:p>
          </table:table-cell>
          <table:table-cell office:value-type="float" office:value="2" table:style-name="ce69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4" table:style-name="ce69">
            <text:p>4</text:p>
          </table:table-cell>
          <table:table-cell office:value-type="float" office:value="5" table:style-name="ce69">
            <text:p>5</text:p>
          </table:table-cell>
          <table:table-cell office:value-type="float" office:value="8" table:style-name="ce69">
            <text:p>8</text:p>
          </table:table-cell>
          <table:table-cell office:value-type="float" office:value="6" table:style-name="ce69">
            <text:p>6</text:p>
          </table:table-cell>
          <table:table-cell office:value-type="float" office:value="4" table:style-name="ce69">
            <text:p>4</text:p>
          </table:table-cell>
          <table:table-cell table:style-name="ce44"/>
          <table:table-cell table:number-columns-repeated="13" table:style-name="ce37"/>
          <table:table-cell table:number-columns-repeated="2" table:style-name="ce53"/>
          <table:table-cell table:number-columns-repeated="16355"/>
        </table:table-row>
        <table:table-row table:style-name="ro3">
          <table:table-cell table:number-columns-repeated="29" table:style-name="ce37"/>
          <table:table-cell table:number-columns-repeated="16355"/>
        </table:table-row>
        <table:table-row table:style-name="ro3">
          <table:table-cell table:number-columns-repeated="3" table:style-name="ce37"/>
          <table:table-cell office:value-type="string" table:number-columns-spanned="1" table:number-rows-spanned="11" table:style-name="ce46">
            <text:p>x</text:p>
          </table:table-cell>
          <table:table-cell office:value-type="string" table:number-columns-spanned="11" table:number-rows-spanned="1" table:style-name="ce46">
            <text:p>Kostenmatrix C</text:p>
          </table:table-cell>
          <table:covered-table-cell table:number-columns-repeated="10"/>
          <table:table-cell table:number-columns-spanned="1" table:number-rows-spanned="12" table:style-name="ce74"/>
          <table:table-cell office:value-type="string" table:number-columns-spanned="1" table:number-rows-spanned="12" table:style-name="ce46">
            <text:p>x</text:p>
          </table:table-cell>
          <table:table-cell office:value-type="string" table:number-columns-spanned="11" table:number-rows-spanned="1" table:style-name="ce46">
            <text:p>akkumulierte Kostenmatrix K</text:p>
          </table:table-cell>
          <table:covered-table-cell table:number-columns-repeated="10"/>
          <table:table-cell table:number-columns-spanned="1" table:number-rows-spanned="12" table:style-name="ce46"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7" table:style-name="ce48">
            <text:p>7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4" table:style-name="ce50">
            <text:p>4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4" table:style-name="ce50">
            <text:p>4</text:p>
          </table:table-cell>
          <table:table-cell office:value-type="float" office:value="5" table:style-name="ce50">
            <text:p>5</text:p>
          </table:table-cell>
          <table:table-cell office:value-type="float" office:value="8" table:style-name="ce50">
            <text:p>8</text:p>
          </table:table-cell>
          <table:table-cell office:value-type="float" office:value="6" table:style-name="ce50">
            <text:p>6</text:p>
          </table:table-cell>
          <table:table-cell office:value-type="float" office:value="4" table:style-name="ce50">
            <text:p>4</text:p>
          </table:table-cell>
          <table:covered-table-cell/>
          <table:covered-table-cell/>
          <table:table-cell office:value-type="float" office:value="7" table:style-name="ce48">
            <text:p>7</text:p>
          </table:table-cell>
          <table:table-cell office:value-type="float" office:value="0" table:style-name="ce49">
            <text:p>0</text:p>
          </table:table-cell>
          <table:table-cell office:value-type="float" office:value="100" table:style-name="ce56">
            <text:p>100</text:p>
          </table:table-cell>
          <table:table-cell office:value-type="float" office:value="14" table:formula="of:=MIN( INDIRECT(ADDRESS(ROW();COLUMN()-1));INDIRECT(ADDRESS(ROW()+1;COLUMN())); INDIRECT(ADDRESS(ROW()+1;COLUMN()-1)) ) + INDIRECT(ADDRESS(ROW();COLUMN()-13))" table:number-matrix-columns-spanned="1" table:number-matrix-rows-spanned="1" table:style-name="ce57">
            <text:p>14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57">
            <text:p>10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57">
            <text:p>10</text:p>
          </table:table-cell>
          <table:table-cell office:value-type="float" office:value="12" table:formula="of:=MIN( INDIRECT(ADDRESS(ROW();COLUMN()-1));INDIRECT(ADDRESS(ROW()+1;COLUMN())); INDIRECT(ADDRESS(ROW()+1;COLUMN()-1)) ) + INDIRECT(ADDRESS(ROW();COLUMN()-13))" table:number-matrix-columns-spanned="1" table:number-matrix-rows-spanned="1" table:style-name="ce57">
            <text:p>12</text:p>
          </table:table-cell>
          <table:table-cell office:value-type="float" office:value="15" table:formula="of:=MIN( INDIRECT(ADDRESS(ROW();COLUMN()-1));INDIRECT(ADDRESS(ROW()+1;COLUMN())); INDIRECT(ADDRESS(ROW()+1;COLUMN()-1)) ) + INDIRECT(ADDRESS(ROW();COLUMN()-13))" table:number-matrix-columns-spanned="1" table:number-matrix-rows-spanned="1" table:style-name="ce57">
            <text:p>15</text:p>
          </table:table-cell>
          <table:table-cell office:value-type="float" office:value="18" table:formula="of:=MIN( INDIRECT(ADDRESS(ROW();COLUMN()-1));INDIRECT(ADDRESS(ROW()+1;COLUMN())); INDIRECT(ADDRESS(ROW()+1;COLUMN()-1)) ) + INDIRECT(ADDRESS(ROW();COLUMN()-13))" table:number-matrix-columns-spanned="1" table:number-matrix-rows-spanned="1" table:style-name="ce57">
            <text:p>18</text:p>
          </table:table-cell>
          <table:table-cell office:value-type="float" office:value="14" table:formula="of:=MIN( INDIRECT(ADDRESS(ROW();COLUMN()-1));INDIRECT(ADDRESS(ROW()+1;COLUMN())); INDIRECT(ADDRESS(ROW()+1;COLUMN()-1)) ) + INDIRECT(ADDRESS(ROW();COLUMN()-13))" table:number-matrix-columns-spanned="1" table:number-matrix-rows-spanned="1" table:style-name="ce57">
            <text:p>14</text:p>
          </table:table-cell>
          <table:table-cell office:value-type="float" office:value="12" table:formula="of:=MIN( INDIRECT(ADDRESS(ROW();COLUMN()-1));INDIRECT(ADDRESS(ROW()+1;COLUMN())); INDIRECT(ADDRESS(ROW()+1;COLUMN()-1)) ) + INDIRECT(ADDRESS(ROW();COLUMN()-13))" table:number-matrix-columns-spanned="1" table:number-matrix-rows-spanned="1" table:style-name="ce59">
            <text:p>12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6" table:style-name="ce41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72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6" table:style-name="ce34">
            <text:p>6</text:p>
          </table:table-cell>
          <table:table-cell office:value-type="float" office:value="4" table:style-name="ce34">
            <text:p>4</text:p>
          </table:table-cell>
          <table:table-cell office:value-type="float" office:value="2" table:style-name="ce34">
            <text:p>2</text:p>
          </table:table-cell>
          <table:covered-table-cell/>
          <table:covered-table-cell/>
          <table:table-cell office:value-type="float" office:value="6" table:style-name="ce41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100" table:style-name="ce35">
            <text:p>100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0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8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8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0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0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0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6">
            <text:p>8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60">
            <text:p>8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5" table:style-name="ce41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8" table:style-name="ce72">
            <text:p>8</text:p>
          </table:table-cell>
          <table:table-cell office:value-type="float" office:value="4" table:style-name="ce34">
            <text:p>4</text:p>
          </table:table-cell>
          <table:table-cell office:value-type="float" office:value="6" table:style-name="ce34">
            <text:p>6</text:p>
          </table:table-cell>
          <table:table-cell office:value-type="float" office:value="6" table:style-name="ce34">
            <text:p>6</text:p>
          </table:table-cell>
          <table:table-cell office:value-type="float" office:value="4" table:style-name="ce34">
            <text:p>4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4">
            <text:p>4</text:p>
          </table:table-cell>
          <table:covered-table-cell/>
          <table:covered-table-cell/>
          <table:table-cell office:value-type="float" office:value="5" table:style-name="ce41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100" table:style-name="ce35">
            <text:p>100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8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0</text:p>
          </table:table-cell>
          <table:table-cell office:value-type="float" office:value="12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2</text:p>
          </table:table-cell>
          <table:table-cell office:value-type="float" office:value="9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9</text:p>
          </table:table-cell>
          <table:table-cell office:value-type="float" office:value="7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7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6">
            <text:p>4</text:p>
          </table:table-cell>
          <table:table-cell office:value-type="float" office:value="6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6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60">
            <text:p>10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4" table:style-name="ce41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6" table:style-name="ce72">
            <text:p>6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4">
            <text:p>4</text:p>
          </table:table-cell>
          <table:table-cell office:value-type="float" office:value="4" table:style-name="ce34">
            <text:p>4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4">
            <text:p>2</text:p>
          </table:table-cell>
          <table:covered-table-cell/>
          <table:covered-table-cell/>
          <table:table-cell office:value-type="float" office:value="4" table:style-name="ce41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100" table:style-name="ce35">
            <text:p>100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4</text:p>
          </table:table-cell>
          <table:table-cell office:value-type="float" office:value="6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6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8</text:p>
          </table:table-cell>
          <table:table-cell office:value-type="float" office:value="5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5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6">
            <text:p>4</text:p>
          </table:table-cell>
          <table:table-cell office:value-type="float" office:value="6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6</text:p>
          </table:table-cell>
          <table:table-cell office:value-type="float" office:value="6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6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60">
            <text:p>8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3" table:style-name="ce41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72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0</text:p>
          </table:table-cell>
          <table:covered-table-cell/>
          <table:covered-table-cell/>
          <table:table-cell office:value-type="float" office:value="3" table:style-name="ce41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100" table:style-name="ce35">
            <text:p>100</text:p>
          </table:table-cell>
          <table:table-cell office:value-type="float" office:value="2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2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4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4</text:p>
          </table:table-cell>
          <table:table-cell office:value-type="float" office:value="3" table:formula="of:=MIN( INDIRECT(ADDRESS(ROW();COLUMN()-1));INDIRECT(ADDRESS(ROW()+1;COLUMN())); INDIRECT(ADDRESS(ROW()+1;COLUMN()-1)) ) + INDIRECT(ADDRESS(ROW();COLUMN()-13))" table:number-matrix-columns-spanned="1" table:number-matrix-rows-spanned="1" table:style-name="ce36">
            <text:p>3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4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8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0</text:p>
          </table:table-cell>
          <table:table-cell office:value-type="float" office:value="10" table:formula="of:=MIN( INDIRECT(ADDRESS(ROW();COLUMN()-1));INDIRECT(ADDRESS(ROW()+1;COLUMN())); INDIRECT(ADDRESS(ROW()+1;COLUMN()-1)) ) + INDIRECT(ADDRESS(ROW();COLUMN()-13))" table:number-matrix-columns-spanned="1" table:number-matrix-rows-spanned="1" table:style-name="ce60">
            <text:p>10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2" table:style-name="ce41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34">
            <text:p>5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covered-table-cell/>
          <table:covered-table-cell/>
          <table:table-cell office:value-type="float" office:value="2" table:style-name="ce41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100" table:style-name="ce35">
            <text:p>100</text:p>
          </table:table-cell>
          <table:table-cell office:value-type="float" office:value="2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2</text:p>
          </table:table-cell>
          <table:table-cell office:value-type="float" office:value="2" table:formula="of:=MIN( INDIRECT(ADDRESS(ROW();COLUMN()-1));INDIRECT(ADDRESS(ROW()+1;COLUMN())); INDIRECT(ADDRESS(ROW()+1;COLUMN()-1)) ) + INDIRECT(ADDRESS(ROW();COLUMN()-13))" table:number-matrix-columns-spanned="1" table:number-matrix-rows-spanned="1" table:style-name="ce36">
            <text:p>2</text:p>
          </table:table-cell>
          <table:table-cell office:value-type="float" office:value="3" table:formula="of:=MIN( INDIRECT(ADDRESS(ROW();COLUMN()-1));INDIRECT(ADDRESS(ROW()+1;COLUMN())); INDIRECT(ADDRESS(ROW()+1;COLUMN()-1)) ) + INDIRECT(ADDRESS(ROW();COLUMN()-13))" table:number-matrix-columns-spanned="1" table:number-matrix-rows-spanned="1" table:style-name="ce36">
            <text:p>3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4</text:p>
          </table:table-cell>
          <table:table-cell office:value-type="float" office:value="6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6</text:p>
          </table:table-cell>
          <table:table-cell office:value-type="float" office:value="11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1</text:p>
          </table:table-cell>
          <table:table-cell office:value-type="float" office:value="14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4</text:p>
          </table:table-cell>
          <table:table-cell office:value-type="float" office:value="13" table:formula="of:=MIN( INDIRECT(ADDRESS(ROW();COLUMN()-1));INDIRECT(ADDRESS(ROW()+1;COLUMN())); INDIRECT(ADDRESS(ROW()+1;COLUMN()-1)) ) + INDIRECT(ADDRESS(ROW();COLUMN()-13))" table:number-matrix-columns-spanned="1" table:number-matrix-rows-spanned="1" table:style-name="ce60">
            <text:p>13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1" table:style-name="ce45">
            <text:p>1</text:p>
          </table:table-cell>
          <table:table-cell office:value-type="float" office:value="5" table:style-name="ce65">
            <text:p>5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3" table:style-name="ce34">
            <text:p>3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covered-table-cell/>
          <table:covered-table-cell/>
          <table:table-cell office:value-type="float" office:value="1" table:style-name="ce45">
            <text:p>1</text:p>
          </table:table-cell>
          <table:table-cell office:value-type="float" office:value="5" table:style-name="ce65">
            <text:p>5</text:p>
          </table:table-cell>
          <table:table-cell office:value-type="float" office:value="100" table:style-name="ce35">
            <text:p>100</text:p>
          </table:table-cell>
          <table:table-cell office:value-type="float" office:value="1" table:formula="of:=MIN( INDIRECT(ADDRESS(ROW();COLUMN()-1));INDIRECT(ADDRESS(ROW()+1;COLUMN())); INDIRECT(ADDRESS(ROW()+1;COLUMN()-1)) ) + INDIRECT(ADDRESS(ROW();COLUMN()-13))" table:number-matrix-columns-spanned="1" table:number-matrix-rows-spanned="1" table:style-name="ce40">
            <text:p>1</text:p>
          </table:table-cell>
          <table:table-cell office:value-type="float" office:value="4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4</text:p>
          </table:table-cell>
          <table:table-cell office:value-type="float" office:value="7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7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8</text:p>
          </table:table-cell>
          <table:table-cell office:value-type="float" office:value="8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8</text:p>
          </table:table-cell>
          <table:table-cell office:value-type="float" office:value="11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1</text:p>
          </table:table-cell>
          <table:table-cell office:value-type="float" office:value="12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12</text:p>
          </table:table-cell>
          <table:table-cell office:value-type="float" office:value="13" table:formula="of:=MIN( INDIRECT(ADDRESS(ROW();COLUMN()-1));INDIRECT(ADDRESS(ROW()+1;COLUMN())); INDIRECT(ADDRESS(ROW()+1;COLUMN()-1)) ) + INDIRECT(ADDRESS(ROW();COLUMN()-13))" table:number-matrix-columns-spanned="1" table:number-matrix-rows-spanned="1" table:style-name="ce60">
            <text:p>13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office:value-type="float" office:value="0" table:style-name="ce51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3" table:style-name="ce72">
            <text:p>3</text:p>
          </table:table-cell>
          <table:table-cell office:value-type="float" office:value="4" table:style-name="ce72">
            <text:p>4</text:p>
          </table:table-cell>
          <table:table-cell office:value-type="float" office:value="7" table:style-name="ce72">
            <text:p>7</text:p>
          </table:table-cell>
          <table:table-cell office:value-type="float" office:value="5" table:style-name="ce72">
            <text:p>5</text:p>
          </table:table-cell>
          <table:table-cell office:value-type="float" office:value="3" table:style-name="ce72">
            <text:p>3</text:p>
          </table:table-cell>
          <table:covered-table-cell/>
          <table:covered-table-cell/>
          <table:table-cell office:value-type="float" office:value="0" table:style-name="ce51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35">
            <text:p>100</text:p>
          </table:table-cell>
          <table:table-cell office:value-type="float" office:value="100" table:style-name="ce61">
            <text:p>100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table:number-columns-repeated="2" table:style-name="ce70"/>
          <table:table-cell office:value-type="float" office:value="0" table:style-name="ce67">
            <text:p>0</text:p>
          </table:table-cell>
          <table:table-cell office:value-type="float" office:value="4" table:style-name="ce64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covered-table-cell/>
          <table:covered-table-cell/>
          <table:table-cell table:number-columns-repeated="2" table:style-name="ce70"/>
          <table:table-cell office:value-type="float" office:value="0" table:style-name="ce67">
            <text:p>0</text:p>
          </table:table-cell>
          <table:table-cell office:value-type="float" office:value="4" table:style-name="ce64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62">
            <text:p>4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covered-table-cell/>
          <table:table-cell table:number-columns-repeated="2" table:style-name="ce70"/>
          <table:table-cell office:value-type="float" office:value="0" table:style-name="ce51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covered-table-cell/>
          <table:covered-table-cell/>
          <table:table-cell table:number-columns-repeated="2" table:style-name="ce70"/>
          <table:table-cell office:value-type="float" office:value="0" table:style-name="ce51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43">
            <text:p>8</text:p>
          </table:table-cell>
          <table:covered-table-cell/>
          <table:table-cell table:number-columns-repeated="16355"/>
        </table:table-row>
        <table:table-row table:style-name="ro3">
          <table:table-cell table:number-columns-repeated="3" table:style-name="ce37"/>
          <table:table-cell office:value-type="string" table:number-columns-spanned="12" table:number-rows-spanned="1" table:style-name="ce46">
            <text:p>y</text:p>
          </table:table-cell>
          <table:covered-table-cell table:number-columns-repeated="11"/>
          <table:covered-table-cell/>
          <table:covered-table-cell/>
          <table:table-cell office:value-type="string" table:number-columns-spanned="11" table:number-rows-spanned="1" table:style-name="ce46">
            <text:p>y</text:p>
          </table:table-cell>
          <table:covered-table-cell table:number-columns-repeated="10"/>
          <table:covered-table-cell/>
          <table:table-cell table:number-columns-repeated="16355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0" table:style-name="ce37"/>
          <table:table-cell table:number-columns-repeated="3" table:style-name="ce38"/>
          <table:table-cell table:number-columns-repeated="16371" table:style-name="ce1"/>
        </table:table-row>
        <table:table-row table:style-name="ro3">
          <table:table-cell table:style-name="ce37"/>
          <table:table-cell table:number-columns-repeated="9" table:style-name="ce39"/>
          <table:table-cell table:number-columns-repeated="3" table:style-name="ce38"/>
          <table:table-cell table:number-columns-repeated="17" table:style-name="ce1"/>
          <table:table-cell office:value-type="float" office:value="0" table:formula="of:=INDIRECT(ADDRESS(ROW();COLUMN()-13))" table:number-matrix-columns-spanned="1" table:number-matrix-rows-spanned="1" table:style-name="ce36">
            <text:p>0</text:p>
          </table:table-cell>
          <table:table-cell office:value-type="float" office:value="0" table:formula="of:=MIN( INDIRECT(ADDRESS(ROW();COLUMN()-1));INDIRECT(ADDRESS(ROW()+1;COLUMN())); INDIRECT(ADDRESS(ROW()+1;COLUMN()-1)) ) + INDIRECT(ADDRESS(ROW();COLUMN()-13))" table:number-matrix-columns-spanned="1" table:number-matrix-rows-spanned="1" table:style-name="ce32">
            <text:p>0</text:p>
          </table:table-cell>
          <table:table-cell table:number-columns-repeated="16352"/>
        </table:table-row>
        <table:table-row table:number-rows-repeated="2" table:style-name="ro3">
          <table:table-cell table:number-columns-repeated="13" table:style-name="ce37"/>
          <table:table-cell table:number-columns-repeated="16371" table:style-name="ce1"/>
        </table:table-row>
        <table:table-row table:number-rows-repeated="10" table:style-name="ro3">
          <table:table-cell table:number-columns-repeated="16384"/>
        </table:table-row>
        <table:table-row table:style-name="ro3">
          <table:table-cell table:number-columns-repeated="4"/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Tina Truong</meta:initial-creator>
    <dc:creator>Tina Truong</dc:creator>
    <meta:creation-date>2022-02-02T09:44:14Z</meta:creation-date>
    <dc:date>2022-02-06T17:17:03Z</dc:date>
    <meta:editing-duration>PT0S</meta:editing-duration>
  </office:meta>
</office:document-meta>
</file>